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bs</text:p>
          </table:table-cell>
          <table:table-cell table:style-name="Default" office:value-type="string" calcext:value-type="string">
            <text:p>Actual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time" office:time-value="PT10H56M00S" calcext:value-type="time">
            <text:p>10:56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" calcext:value-type="float">
            <text:p>0.039</text:p>
          </table:table-cell>
          <table:table-cell office:value-type="time" office:time-value="PT11H28M00S" calcext:value-type="time">
            <text:p>11:28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3" calcext:value-type="float">
            <text:p>0.053</text:p>
          </table:table-cell>
          <table:table-cell office:value-type="time" office:time-value="PT11H57M00S" calcext:value-type="time">
            <text:p>11:57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8" calcext:value-type="float">
            <text:p>0.098</text:p>
          </table:table-cell>
          <table:table-cell office:value-type="time" office:time-value="PT12H26M00S" calcext:value-type="time">
            <text:p>12:26: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71" calcext:value-type="float">
            <text:p>0.271</text:p>
          </table:table-cell>
          <table:table-cell office:value-type="time" office:time-value="PT12H57M00S" calcext:value-type="time">
            <text:p>12:57: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91" calcext:value-type="float">
            <text:p>0.391</text:p>
          </table:table-cell>
          <table:table-cell office:value-type="time" office:time-value="PT01H27M00S" calcext:value-type="time">
            <text:p>01:27: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545" calcext:value-type="float">
            <text:p>0.5545</text:p>
          </table:table-cell>
          <table:table-cell office:value-type="time" office:time-value="PT01H58M00S" calcext:value-type="time">
            <text:p>01:58: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727" calcext:value-type="float">
            <text:p>0.6727</text:p>
          </table:table-cell>
          <table:table-cell office:value-type="time" office:time-value="PT02H31M00S" calcext:value-type="time">
            <text:p>02:31: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301" calcext:value-type="float">
            <text:p>0.7301</text:p>
          </table:table-cell>
          <table:table-cell office:value-type="time" office:time-value="PT02H57M00S" calcext:value-type="time">
            <text:p>02:57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5:16:57.278723201</meta:creation-date>
    <meta:generator>LibreOffice/7.3.7.2$Linux_X86_64 LibreOffice_project/30$Build-2</meta:generator>
    <dc:date>2024-01-18T18:26:43.975366129</dc:date>
    <meta:editing-duration>PT43M</meta:editing-duration>
    <meta:editing-cycles>4</meta:editing-cycles>
    <meta:document-statistic meta:table-count="1" meta:cell-count="30" meta:object-count="0"/>
  </office:meta>
</office:document-meta>
</file>